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12pt" style:font-size-asian="12pt" style:font-size-complex="12pt"/>
    </style:style>
    <style:style style:name="P3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4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5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6" style:parent-style-name="Fuentedepárrafopredeter." style:family="text">
      <style:text-properties fo:font-size="12pt" style:font-size-asian="12pt" style:font-size-complex="12pt"/>
    </style:style>
    <style:style style:name="T7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8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9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0" style:parent-style-name="Fuentedepárrafopredeter." style:family="text">
      <style:text-properties fo:font-size="12pt" style:font-size-asian="12pt" style:font-size-complex="12pt"/>
    </style:style>
    <style:style style:name="T11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2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3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4" style:parent-style-name="Fuentedepárrafopredeter." style:family="text">
      <style:text-properties fo:font-size="12pt" style:font-size-asian="12pt" style:font-size-complex="12pt"/>
    </style:style>
    <style:style style:name="T15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6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7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18" style:parent-style-name="Fuentedepárrafopredeter." style:family="text">
      <style:text-properties fo:font-size="12pt" style:font-size-asian="12pt" style:font-size-complex="12pt"/>
    </style:style>
    <style:style style:name="T19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20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21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22" style:parent-style-name="Fuentedepárrafopredeter." style:family="text">
      <style:text-properties fo:font-size="12pt" style:font-size-asian="12pt" style:font-size-complex="12pt"/>
    </style:style>
    <style:style style:name="T23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24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25" style:parent-style-name="Fuentedepárrafopredeter." style:family="text">
      <style:text-properties fo:font-size="12pt" style:font-size-asian="12pt" style:font-size-complex="12pt"/>
    </style:style>
    <style:style style:name="T26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27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28" style:parent-style-name="Fuentedepárrafopredeter." style:family="text">
      <style:text-properties fo:font-size="12pt" style:font-size-asian="12pt" style:font-size-complex="12pt"/>
    </style:style>
    <style:style style:name="T29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30" style:parent-style-name="Fuentedepárrafopredeter." style:family="text">
      <style:text-properties fo:font-weight="bold" style:font-weight-asian="bold" style:font-weight-complex="bold" fo:font-size="12pt" style:font-size-asian="12pt" style:font-size-complex="12pt"/>
    </style:style>
    <style:style style:name="T31" style:parent-style-name="Fuentedepárrafopredeter.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ACTIVIDAD 7 ENTORNOS DE DESARROLLO</text:p>
      <text:p text:style-name="P2">Localizar el tipo de traducción más usual para los siguientes lenguajes de programación:</text:p>
      <text:p text:style-name="P3"/>
      <text:p text:style-name="Normal"><text:span text:style-name="T4">C</text:span><text:span text:style-name="T5">:<text:s/></text:span><text:span text:style-name="T6">Compilado</text:span></text:p>
      <text:p text:style-name="Normal"><text:span text:style-name="T7">PHP</text:span><text:span text:style-name="T8">:</text:span><text:span text:style-name="T9"><text:s/></text:span><text:span text:style-name="T10">Interpretado</text:span></text:p>
      <text:p text:style-name="Normal"><text:span text:style-name="T11">Pascal</text:span><text:span text:style-name="T12">:</text:span><text:span text:style-name="T13"><text:s/></text:span><text:span text:style-name="T14">Compilado</text:span></text:p>
      <text:p text:style-name="Normal"><text:span text:style-name="T15">Python</text:span><text:span text:style-name="T16">:</text:span><text:span text:style-name="T17"><text:s/></text:span><text:span text:style-name="T18">Interpretado</text:span></text:p>
      <text:p text:style-name="Normal"><text:span text:style-name="T19">Visual Basic .NET</text:span><text:span text:style-name="T20">:</text:span><text:span text:style-name="T21"><text:s/></text:span><text:span text:style-name="T22">Interpretado</text:span></text:p>
      <text:p text:style-name="Normal"><text:span text:style-name="T23">Javascript</text:span><text:span text:style-name="T24">:<text:s/></text:span><text:span text:style-name="T25">Interpretado</text:span></text:p>
      <text:p text:style-name="Normal"><text:span text:style-name="T26">Ruby</text:span><text:span text:style-name="T27">:<text:s/></text:span><text:span text:style-name="T28">Interpretado</text:span></text:p>
      <text:p text:style-name="Normal"><text:span text:style-name="T29">Java</text:span><text:span text:style-name="T30">:<text:s/></text:span><text:span text:style-name="T31">Compilad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gel manuel rey gamiz</meta:initial-creator>
    <dc:creator>angel manuel rey gamiz</dc:creator>
    <meta:creation-date>2021-09-27T08:14:00Z</meta:creation-date>
    <dc:date>2021-09-27T08:21:00Z</dc:date>
    <meta:template xlink:href="Normal" xlink:type="simple"/>
    <meta:editing-cycles>1</meta:editing-cycles>
    <meta:editing-duration>PT420S</meta:editing-duration>
    <meta:document-statistic meta:page-count="1" meta:paragraph-count="1" meta:word-count="44" meta:character-count="286" meta:row-count="2" meta:non-whitespace-character-count="243"/>
  </office:meta>
</office:document-meta>
</file>